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lwgMono1" svg:font-family="TlwgMono" style:font-pitch="fixed"/>
    <style:font-face style:name="TlwgMono" svg:font-family="TlwgMono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Droid Sans Mono1" svg:font-family="'Droid Sans Mono'" style:font-family-generic="swiss" style:font-pitch="fixed"/>
    <style:font-face style:name="Droid Sans Mono" svg:font-family="'Droid Sans Mono'" style:font-adornments="Regular" style:font-family-generic="swiss" style:font-pitch="fixed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9455"/>
    </style:style>
    <style:style style:name="P2" style:family="paragraph" style:parent-style-name="Standard">
      <style:text-properties officeooo:paragraph-rsid="001bda54"/>
    </style:style>
    <style:style style:name="P3" style:family="paragraph" style:parent-style-name="Standard">
      <style:text-properties officeooo:paragraph-rsid="001c58e4"/>
    </style:style>
    <style:style style:name="P4" style:family="paragraph" style:parent-style-name="Standard">
      <style:text-properties officeooo:paragraph-rsid="001e4776"/>
    </style:style>
    <style:style style:name="P5" style:family="paragraph" style:parent-style-name="Standard">
      <style:text-properties officeooo:paragraph-rsid="0020157c"/>
    </style:style>
    <style:style style:name="P6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0450b6"/>
    </style:style>
    <style:style style:name="P7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063c57"/>
    </style:style>
    <style:style style:name="P8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079463"/>
    </style:style>
    <style:style style:name="P9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0bc1d4"/>
    </style:style>
    <style:style style:name="P10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0d8bbe"/>
    </style:style>
    <style:style style:name="P11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0edfb9"/>
    </style:style>
    <style:style style:name="P12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10cea1"/>
    </style:style>
    <style:style style:name="P13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1331fc"/>
    </style:style>
    <style:style style:name="P14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146629"/>
    </style:style>
    <style:style style:name="P15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14e51f"/>
    </style:style>
    <style:style style:name="P16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168fbc"/>
    </style:style>
    <style:style style:name="P17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189455"/>
    </style:style>
    <style:style style:name="P18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1e4776"/>
    </style:style>
    <style:style style:name="P19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20157c"/>
    </style:style>
    <style:style style:name="P20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21c7d7"/>
    </style:style>
    <style:style style:name="P21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2384e8"/>
    </style:style>
    <style:style style:name="P22" style:family="paragraph" style:parent-style-name="Standard">
      <style:paragraph-properties fo:background-color="#000000">
        <style:background-image/>
      </style:paragraph-properties>
      <style:text-properties fo:color="#23ff23" style:font-name="Droid Sans Mono1" officeooo:rsid="000450b6" officeooo:paragraph-rsid="001c58e4"/>
    </style:style>
    <style:style style:name="P23" style:family="paragraph" style:parent-style-name="Standard">
      <style:paragraph-properties fo:background-color="#000000">
        <style:background-image/>
      </style:paragraph-properties>
      <style:text-properties fo:color="#23ff23" style:font-name="Droid Sans Mono1" officeooo:rsid="000450b6" officeooo:paragraph-rsid="0010cea1"/>
    </style:style>
    <style:style style:name="P24" style:family="paragraph" style:parent-style-name="Standard">
      <style:paragraph-properties fo:background-color="#000000">
        <style:background-image/>
      </style:paragraph-properties>
      <style:text-properties fo:color="#23ff23" style:font-name="Droid Sans Mono1" officeooo:rsid="000450b6" officeooo:paragraph-rsid="00079463"/>
    </style:style>
    <style:style style:name="P25" style:family="paragraph" style:parent-style-name="Standard">
      <style:paragraph-properties fo:background-color="#000000">
        <style:background-image/>
      </style:paragraph-properties>
      <style:text-properties fo:font-variant="normal" fo:text-transform="none" fo:color="#000000" style:font-name="TlwgMono1" fo:letter-spacing="normal" officeooo:paragraph-rsid="000bc1d4"/>
    </style:style>
    <style:style style:name="P26" style:family="paragraph" style:parent-style-name="Standard">
      <style:paragraph-properties fo:background-color="#000000">
        <style:background-image/>
      </style:paragraph-properties>
      <style:text-properties fo:font-variant="normal" fo:text-transform="none" fo:color="#000000" style:font-name="TlwgMono1" fo:letter-spacing="normal" officeooo:paragraph-rsid="00168fbc"/>
    </style:style>
    <style:style style:name="P27" style:family="paragraph" style:parent-style-name="Standard">
      <style:paragraph-properties fo:background-color="#000000">
        <style:background-image/>
      </style:paragraph-properties>
      <style:text-properties fo:font-variant="normal" fo:text-transform="none" fo:color="#000000" style:font-name="TlwgMono1" fo:letter-spacing="normal" officeooo:paragraph-rsid="001c58e4"/>
    </style:style>
    <style:style style:name="P28" style:family="paragraph" style:parent-style-name="Standard">
      <style:paragraph-properties fo:background-color="#000000">
        <style:background-image/>
      </style:paragraph-properties>
      <style:text-properties fo:font-variant="normal" fo:text-transform="none" fo:color="#000000" style:font-name="TlwgMono1" fo:letter-spacing="normal" officeooo:paragraph-rsid="001e4776"/>
    </style:style>
    <style:style style:name="P29" style:family="paragraph" style:parent-style-name="Standard">
      <style:paragraph-properties fo:background-color="#000000">
        <style:background-image/>
      </style:paragraph-properties>
      <style:text-properties officeooo:paragraph-rsid="001331fc"/>
    </style:style>
    <style:style style:name="P30" style:family="paragraph" style:parent-style-name="Standard">
      <style:paragraph-properties fo:background-color="#000000">
        <style:background-image/>
      </style:paragraph-properties>
      <style:text-properties officeooo:paragraph-rsid="0021c7d7"/>
    </style:style>
    <style:style style:name="P31" style:family="paragraph" style:parent-style-name="Standard" style:master-page-name="">
      <style:paragraph-properties style:page-number="auto"/>
      <style:text-properties officeooo:paragraph-rsid="001bda54"/>
    </style:style>
    <style:style style:name="P32" style:family="paragraph" style:parent-style-name="Standard" style:master-page-name="">
      <style:paragraph-properties style:page-number="auto" fo:background-color="#000000">
        <style:background-image/>
      </style:paragraph-properties>
      <style:text-properties fo:color="#23ff23" style:font-name="TlwgMono1" officeooo:paragraph-rsid="0025a826"/>
    </style:style>
    <style:style style:name="P33" style:family="paragraph" style:parent-style-name="Standard" style:master-page-name="">
      <style:paragraph-properties style:page-number="auto" fo:background-color="#000000">
        <style:background-image/>
      </style:paragraph-properties>
      <style:text-properties fo:color="#23ff23" style:font-name="TlwgMono1" officeooo:paragraph-rsid="00277e3c"/>
    </style:style>
    <style:style style:name="P34" style:family="paragraph" style:parent-style-name="Standard" style:master-page-name="">
      <style:paragraph-properties style:page-number="auto" fo:background-color="#000000">
        <style:background-image/>
      </style:paragraph-properties>
      <style:text-properties fo:color="#23ff23" style:font-name="TlwgMono1" officeooo:paragraph-rsid="00278bcc"/>
    </style:style>
    <style:style style:name="P35" style:family="paragraph" style:parent-style-name="Standard" style:master-page-name="">
      <style:paragraph-properties style:page-number="auto" fo:background-color="#000000">
        <style:background-image/>
      </style:paragraph-properties>
      <style:text-properties officeooo:paragraph-rsid="0025a826"/>
    </style:style>
    <style:style style:name="P36" style:family="paragraph" style:parent-style-name="Standard" style:master-page-name="">
      <style:paragraph-properties style:page-number="auto"/>
      <style:text-properties officeooo:paragraph-rsid="0025a826"/>
    </style:style>
    <style:style style:name="P37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25a826"/>
    </style:style>
    <style:style style:name="P38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277e3c"/>
    </style:style>
    <style:style style:name="P39" style:family="paragraph" style:parent-style-name="Standard">
      <style:paragraph-properties fo:background-color="#000000">
        <style:background-image/>
      </style:paragraph-properties>
      <style:text-properties fo:color="#23ff23" style:font-name="TlwgMono1" officeooo:paragraph-rsid="00278bcc"/>
    </style:style>
    <style:style style:name="P40" style:family="paragraph" style:parent-style-name="Standard">
      <style:text-properties officeooo:paragraph-rsid="00277e3c"/>
    </style:style>
    <style:style style:name="P41" style:family="paragraph" style:parent-style-name="Standard" style:master-page-name="">
      <style:paragraph-properties style:page-number="auto" fo:background-color="#000000">
        <style:background-image/>
      </style:paragraph-properties>
      <style:text-properties fo:color="#23ff23" style:font-name="TlwgMono1" officeooo:paragraph-rsid="00277e3c"/>
    </style:style>
    <style:style style:name="P42" style:family="paragraph" style:parent-style-name="Standard" style:master-page-name="">
      <style:paragraph-properties style:page-number="auto" fo:background-color="#000000">
        <style:background-image/>
      </style:paragraph-properties>
      <style:text-properties fo:color="#23ff23" style:font-name="TlwgMono1" officeooo:paragraph-rsid="00278bcc"/>
    </style:style>
    <style:style style:name="T1" style:family="text">
      <style:text-properties fo:color="#23ff23" style:font-name="TlwgMono1" officeooo:rsid="002384e8"/>
    </style:style>
    <style:style style:name="T2" style:family="text">
      <style:text-properties fo:color="#23ff23" style:font-name="TlwgMono1" officeooo:rsid="0025a826"/>
    </style:style>
    <style:style style:name="T3" style:family="text">
      <style:text-properties fo:color="#23ff23" style:font-name="TlwgMono1" officeooo:rsid="00277e3c"/>
    </style:style>
    <style:style style:name="T4" style:family="text">
      <style:text-properties fo:color="#23ff23" style:font-name="Droid Sans Mono1"/>
    </style:style>
    <style:style style:name="T5" style:family="text">
      <style:text-properties fo:color="#23ff23" style:font-name="Droid Sans Mono1" officeooo:rsid="000edfb9"/>
    </style:style>
    <style:style style:name="T6" style:family="text">
      <style:text-properties fo:color="#23ff23" style:font-name="Droid Sans Mono1" officeooo:rsid="000450b6"/>
    </style:style>
    <style:style style:name="T7" style:family="text">
      <style:text-properties fo:color="#23ff23" style:font-name="Droid Sans Mono1" officeooo:rsid="00168fbc"/>
    </style:style>
    <style:style style:name="T8" style:family="text">
      <style:text-properties fo:color="#23ff23" style:font-name="Droid Sans Mono1" officeooo:rsid="002384e8"/>
    </style:style>
    <style:style style:name="T9" style:family="text">
      <style:text-properties style:font-name="Droid Sans Mono1"/>
    </style:style>
    <style:style style:name="T10" style:family="text">
      <style:text-properties style:font-name="Droid Sans Mono1" officeooo:rsid="000bc1d4"/>
    </style:style>
    <style:style style:name="T11" style:family="text">
      <style:text-properties style:font-name="Droid Sans Mono1" officeooo:rsid="000450b6"/>
    </style:style>
    <style:style style:name="T12" style:family="text">
      <style:text-properties style:font-name="Droid Sans Mono1" officeooo:rsid="00063c57"/>
    </style:style>
    <style:style style:name="T13" style:family="text">
      <style:text-properties style:font-name="Droid Sans Mono1" officeooo:rsid="00079463"/>
    </style:style>
    <style:style style:name="T14" style:family="text">
      <style:text-properties style:font-name="Droid Sans Mono1" officeooo:rsid="0008d16b"/>
    </style:style>
    <style:style style:name="T15" style:family="text">
      <style:text-properties style:font-name="Droid Sans Mono1" officeooo:rsid="000b7900"/>
    </style:style>
    <style:style style:name="T16" style:family="text">
      <style:text-properties style:font-name="Droid Sans Mono1" officeooo:rsid="000d8bbe"/>
    </style:style>
    <style:style style:name="T17" style:family="text">
      <style:text-properties style:font-name="Droid Sans Mono1" officeooo:rsid="000edfb9"/>
    </style:style>
    <style:style style:name="T18" style:family="text">
      <style:text-properties style:font-name="Droid Sans Mono1" officeooo:rsid="0010cea1"/>
    </style:style>
    <style:style style:name="T19" style:family="text">
      <style:text-properties style:font-name="Droid Sans Mono1" officeooo:rsid="00146629"/>
    </style:style>
    <style:style style:name="T20" style:family="text">
      <style:text-properties style:font-name="Droid Sans Mono1" officeooo:rsid="0014e51f"/>
    </style:style>
    <style:style style:name="T21" style:family="text">
      <style:text-properties style:font-name="Droid Sans Mono1" officeooo:rsid="00168fbc"/>
    </style:style>
    <style:style style:name="T22" style:family="text">
      <style:text-properties style:font-name="Droid Sans Mono1" officeooo:rsid="00189455"/>
    </style:style>
    <style:style style:name="T23" style:family="text">
      <style:text-properties style:font-name="Droid Sans Mono1" officeooo:rsid="001bda54"/>
    </style:style>
    <style:style style:name="T24" style:family="text">
      <style:text-properties style:font-name="Droid Sans Mono1" officeooo:rsid="001e4776"/>
    </style:style>
    <style:style style:name="T25" style:family="text">
      <style:text-properties style:font-name="Droid Sans Mono1" officeooo:rsid="0020157c"/>
    </style:style>
    <style:style style:name="T26" style:family="text">
      <style:text-properties style:font-name="Droid Sans Mono1" officeooo:rsid="0021c7d7"/>
    </style:style>
    <style:style style:name="T27" style:family="text">
      <style:text-properties style:font-name="Droid Sans Mono1" officeooo:rsid="002384e8"/>
    </style:style>
    <style:style style:name="T28" style:family="text">
      <style:text-properties style:font-name="Droid Sans Mono1" officeooo:rsid="00174f21"/>
    </style:style>
    <style:style style:name="T29" style:family="text">
      <style:text-properties style:font-name="Droid Sans Mono1" officeooo:rsid="001a349d"/>
    </style:style>
    <style:style style:name="T30" style:family="text">
      <style:text-properties style:font-name="Droid Sans Mono1" officeooo:rsid="001c58e4"/>
    </style:style>
    <style:style style:name="T31" style:family="text">
      <style:text-properties style:font-name="Droid Sans Mono1" officeooo:rsid="0025a826"/>
    </style:style>
    <style:style style:name="T32" style:family="text">
      <style:text-properties style:font-name="Droid Sans Mono1" officeooo:rsid="00277e3c"/>
    </style:style>
    <style:style style:name="T33" style:family="text">
      <style:text-properties style:font-name="Droid Sans Mono1" officeooo:rsid="00278bcc"/>
    </style:style>
    <style:style style:name="T34" style:family="text">
      <style:text-properties fo:font-size="12pt" style:font-weight-asian="normal" style:font-size-complex="12pt" style:font-weight-complex="normal"/>
    </style:style>
    <style:style style:name="T35" style:family="text">
      <style:text-properties fo:font-size="12pt" style:font-size-complex="12pt"/>
    </style:style>
    <style:style style:name="T36" style:family="text">
      <style:text-properties style:text-line-through-style="solid" style:font-name="Droid Sans Mono1" officeooo:rsid="00189455" style:font-size-asian="10.5pt"/>
    </style:style>
    <style:style style:name="T37" style:family="text">
      <style:text-properties officeooo:rsid="00277e3c"/>
    </style:style>
    <style:style style:name="T38" style:family="text">
      <style:text-properties officeooo:rsid="00278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cursor"><text:span text:style-name="T34">|</text:span></text:span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text:span text:style-name="narration"><text:span text:style-name="T10">cursor is </text:span></text:span><text:span text:style-name="cursor">|</text:span></text:p>
      <text:p text:style-name="P9"><text:span text:style-name="T11"><text:tab/></text:span><text:span text:style-name="placeholder"><text:span text:style-name="T9">&lt;&lt;statement&gt;&gt;</text:span></text:span><text:span text:style-name="placeholder"><text:span text:style-name="T10"><text:tab/><text:tab/><text:tab/><text:tab/><text:tab/></text:span></text:span><text:span text:style-name="narration"><text:span text:style-name="T10">placeholder is </text:span></text:span><text:span text:style-name="placeholder"><text:span text:style-name="T9">&lt;&lt;</text:span></text:span><text:span text:style-name="placeholder"><text:span text:style-name="T21">type</text:span></text:span><text:span text:style-name="placeholder"><text:span text:style-name="T9">&gt;&gt;</text:span></text:span></text:p>
      <text:p text:style-name="P26"><text:span text:style-name="user_20_input"><text:span text:style-name="T9">↓</text:span></text:span><text:span text:style-name="user_20_input"><text:span text:style-name="T10"><text:tab/><text:tab/><text:tab/><text:tab/><text:tab/><text:tab/><text:tab/><text:tab/></text:span></text:span><text:span text:style-name="narration"><text:span text:style-name="T10">user input </text:span></text:span><text:span text:style-name="narration"><text:span text:style-name="T21">is </text:span></text:span><text:span text:style-name="user_20_input"><text:span text:style-name="T21">(key)</text:span></text:span></text:p>
      <text:p text:style-name="P6"><text:span text:style-name="placeholder"><text:span text:style-name="T9">&lt;&lt;root&gt;&gt;<text:tab/><text:tab/><text:tab/><text:tab/><text:tab/></text:span></text:span><text:span text:style-name="placeholder"><text:span text:style-name="T10"><text:tab/><text:tab/></text:span></text:span></text:p>
      <text:p text:style-name="P32"><text:span text:style-name="cursor">|</text:span><text:span text:style-name="T11"><text:tab/></text:span><text:span text:style-name="placeholder"><text:span text:style-name="T9">&lt;&lt;statement&gt;&gt;<text:tab/><text:tab/><text:tab/></text:span></text:span><text:span text:style-name="placeholder"><text:span text:style-name="T10"><text:tab/><text:tab/></text:span></text:span><text:span text:style-name="narration"><text:span text:style-name="T10">user is pressing arrows to</text:span></text:span></text:p>
      <text:p text:style-name="P25"><text:span text:style-name="user_20_input"><text:span text:style-name="T9">→</text:span></text:span><text:span text:style-name="user_20_input"><text:span text:style-name="T10"><text:tab/><text:tab/><text:tab/><text:tab/><text:tab/><text:tab/><text:tab/><text:tab/></text:span></text:span><text:span text:style-name="narration"><text:span text:style-name="T10">move the cursor to the</text:span></text:span></text:p>
      <text:p text:style-name="P9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text:span text:style-name="narration"><text:span text:style-name="T10">first statement placeholder</text:span></text:span></text:p>
      <text:p text:style-name="P32"><text:span text:style-name="T11"><text:tab/></text:span><text:span text:style-name="cursor">|</text:span><text:span text:style-name="placeholder"><text:span text:style-name="T9">&lt;&lt;statement&gt;&gt;</text:span></text:span><text:span text:style-name="placeholder"><text:span text:style-name="T10"><text:tab/><text:tab/><text:tab/></text:span></text:span></text:p>
      <text:p text:style-name="P15"><text:span text:style-name="user_20_input"><text:span text:style-name="T9">f</text:span></text:span><text:span text:style-name="user_20_input"><text:span text:style-name="T10"><text:tab/><text:tab/><text:tab/><text:tab/><text:tab/><text:tab/></text:span></text:span></text:p>
      <text:p text:style-name="P7"><text:span text:style-name="placeholder"><text:span text:style-name="T9">&lt;&lt;root&gt;&gt;</text:span></text:span></text:p>
      <text:p text:style-name="P35"><text:span text:style-name="T6"><text:tab/></text:span><text:span text:style-name="edit"><text:span text:style-name="T9">f</text:span></text:span><text:span text:style-name="cursor"><text:span text:style-name="T35">|</text:span></text:span><text:span text:style-name="placeholder"><text:span text:style-name="T9">&lt;statement&gt;&gt;<text:tab/><text:tab/><text:tab/></text:span></text:span><text:span text:style-name="placeholder"><text:span text:style-name="T10"><text:tab/><text:tab/></text:span></text:span><text:span text:style-name="narration"><text:span text:style-name="T10">first letter is pressed and</text:span></text:span></text:p>
      <text:p text:style-name="P14"><text:span text:style-name="T11"><text:tab/></text:span><text:span text:style-name="menu"><text:span text:style-name="T9">float<text:tab/><text:tab/><text:tab/><text:tab/><text:tab/></text:span></text:span><text:span text:style-name="menu"><text:span text:style-name="T10"><text:tab/></text:span></text:span><text:span text:style-name="narration"><text:span text:style-name="T10">a menu appears</text:span></text:span></text:p>
      <text:p text:style-name="P7"><text:span text:style-name="menu"><text:span text:style-name="T9"><text:tab/>for</text:span></text:span></text:p>
      <text:p text:style-name="P7"><text:span text:style-name="menu"><text:span text:style-name="T9"><text:tab/>force close a program</text:span></text:span></text:p>
      <text:p text:style-name="P7"><text:span text:style-name="menu"><text:span text:style-name="T9"><text:tab/>font</text:span></text:span></text:p>
      <text:p text:style-name="P8"><text:span text:style-name="user_20_input"><text:span text:style-name="T9">o</text:span></text:span></text:p>
      <text:p text:style-name="P8"><text:span text:style-name="placeholder"><text:span text:style-name="T9">&lt;&lt;root&gt;&gt;</text:span></text:span></text:p>
      <text:p text:style-name="P32"><text:span text:style-name="T11"><text:tab/></text:span><text:span text:style-name="edit"><text:span text:style-name="T9">f</text:span></text:span><text:span text:style-name="edit"><text:span text:style-name="T12">o</text:span></text:span><text:span text:style-name="cursor">|</text:span><text:span text:style-name="placeholder"><text:span text:style-name="T20">sta</text:span></text:span><text:span text:style-name="placeholder"><text:span text:style-name="T9">tement&gt;&gt;</text:span></text:span></text:p>
      <text:p text:style-name="P15"><text:span text:style-name="T11"><text:tab/></text:span><text:span text:style-name="menu"><text:span text:style-name="T13">f</text:span></text:span><text:span text:style-name="menu"><text:span text:style-name="T9">or</text:span></text:span></text:p>
      <text:p text:style-name="P8"><text:span text:style-name="menu"><text:span text:style-name="T9"><text:tab/>force close a program</text:span></text:span></text:p>
      <text:p text:style-name="P8"><text:span text:style-name="menu"><text:span text:style-name="T9"><text:tab/>font</text:span></text:span></text:p>
      <text:p text:style-name="P8"><text:span text:style-name="user_20_input"><text:span text:style-name="T13">r</text:span></text:span></text:p>
      <text:p text:style-name="P8"><text:span text:style-name="placeholder"><text:span text:style-name="T9">&lt;&lt;root&gt;&gt;</text:span></text:span></text:p>
      <text:p text:style-name="P32"><text:span text:style-name="T11"><text:tab/></text:span><text:span text:style-name="edit"><text:span text:style-name="T9">f</text:span></text:span><text:span text:style-name="edit"><text:span text:style-name="T12">o</text:span></text:span><text:span text:style-name="edit"><text:span text:style-name="T13">r</text:span></text:span><text:span text:style-name="cursor">|</text:span><text:span text:style-name="placeholder"><text:span text:style-name="T20">ta</text:span></text:span><text:span text:style-name="placeholder"><text:span text:style-name="T9">tement&gt;&gt;<text:tab/><text:tab/><text:tab/></text:span></text:span><text:span text:style-name="placeholder"><text:span text:style-name="T10"><text:tab/><text:tab/></text:span></text:span><text:span text:style-name="narration"><text:span text:style-name="T10">this is an exact match so the</text:span></text:span></text:p>
      <text:p text:style-name="P9"><text:span text:style-name="T11"><text:tab/></text:span><text:span text:style-name="menu_20_selected"><text:span text:style-name="T9">for<text:tab/><text:tab/><text:tab/><text:tab/><text:tab/></text:span></text:span><text:span text:style-name="menu_20_selected"><text:span text:style-name="T10"><text:tab/><text:tab/></text:span></text:span><text:span text:style-name="narration"><text:span text:style-name="T10">menu item is selected</text:span></text:span></text:p>
      <text:p text:style-name="P8"><text:span text:style-name="menu"><text:span text:style-name="T9"><text:tab/>force close a program</text:span></text:span></text:p>
      <text:p text:style-name="P9"><text:span text:style-name="user_20_input"><text:span text:style-name="T13">(space)<text:tab/><text:tab/><text:tab/><text:tab/><text:tab/></text:span></text:span><text:span text:style-name="user_20_input"><text:span text:style-name="T10"><text:tab/><text:tab/></text:span></text:span><text:span text:style-name="narration"><text:span text:style-name="T10">space confirms the selected</text:span></text:span></text:p>
      <text:p text:style-name="P9"><text:span text:style-name="placeholder"><text:span text:style-name="T9">&lt;&lt;root&gt;&gt;<text:tab/><text:tab/><text:tab/><text:tab/><text:tab/></text:span></text:span><text:span text:style-name="placeholder"><text:span text:style-name="T10"><text:tab/><text:tab/></text:span></text:span><text:span text:style-name="narration"><text:span text:style-name="T10">item in this situation</text:span></text:span></text:p>
      <text:p text:style-name="P32"><text:span text:style-name="T11"><text:tab/></text:span><text:span text:style-name="static"><text:span text:style-name="T9">for</text:span></text:span><text:span text:style-name="placeholder"><text:span text:style-name="T14"> </text:span></text:span><text:span text:style-name="cursor">|</text:span><text:span text:style-name="placeholder"><text:span text:style-name="T14">&lt;&lt;item&gt;&gt; </text:span></text:span><text:span text:style-name="static"><text:span text:style-name="T9">in</text:span></text:span><text:span text:style-name="placeholder"><text:span text:style-name="T14"> &lt;&lt;items</text:span></text:span><text:span text:style-name="placeholder"><text:span text:style-name="T9">&gt;&gt;</text:span></text:span><text:span text:style-name="static"><text:span text:style-name="T9">:</text:span></text:span></text:p>
      <text:p text:style-name="P10"><text:span text:style-name="user_20_input"><text:span text:style-name="T13">(</text:span></text:span><text:span text:style-name="user_20_input"><text:span text:style-name="T15">ctrl-</text:span></text:span><text:span text:style-name="user_20_input"><text:span text:style-name="T9">↓</text:span></text:span><text:span text:style-name="user_20_input"><text:span text:style-name="T13">)</text:span></text:span><text:span text:style-name="user_20_input"><text:span text:style-name="T10"> </text:span></text:span><text:span text:style-name="narration"><text:span text:style-name="T10"><text:tab/><text:tab/><text:tab/><text:tab/><text:tab/><text:tab/><text:tab/>ctrl up and down cycles thru </text:span></text:span></text:p>
      <text:p text:style-name="P10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text:span text:style-name="narration"><text:span text:style-name="T10">the templates presentations</text:span></text:span></text:p>
      <text:p text:style-name="P32"><text:span text:style-name="T11"><text:tab/></text:span><text:span text:style-name="static"><text:span text:style-name="T15">repeat with every</text:span></text:span><text:span text:style-name="static"><text:span text:style-name="T10"> </text:span></text:span><text:span text:style-name="cursor">|</text:span><text:span text:style-name="placeholder"><text:span text:style-name="T14">&lt;&lt;item&gt;&gt; </text:span></text:span><text:span text:style-name="static"><text:span text:style-name="T9">in</text:span></text:span><text:span text:style-name="placeholder"><text:span text:style-name="T14"> &lt;&lt;items</text:span></text:span><text:span text:style-name="placeholder"><text:span text:style-name="T9">&gt;&gt;</text:span></text:span><text:span text:style-name="static"><text:span text:style-name="T9">:</text:span></text:span></text:p>
      <text:p text:style-name="P10"><text:span text:style-name="user_20_input"><text:span text:style-name="T16">x</text:span></text:span></text:p>
      <text:p text:style-name="P10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T11"><text:tab/></text:span><text:span text:style-name="static"><text:span text:style-name="T15">repeat with every</text:span></text:span><text:span text:style-name="static"><text:span text:style-name="T10"> </text:span></text:span><text:span text:style-name="edit"><text:span text:style-name="T16">x</text:span></text:span><text:span text:style-name="cursor">|</text:span><text:span text:style-name="placeholder"><text:span text:style-name="T14">&lt;item&gt;&gt; </text:span></text:span><text:span text:style-name="static"><text:span text:style-name="T9">in</text:span></text:span><text:span text:style-name="placeholder"><text:span text:style-name="T14"> &lt;&lt;items</text:span></text:span><text:span text:style-name="placeholder"><text:span text:style-name="T9">&gt;&gt;</text:span></text:span><text:span text:style-name="static"><text:span text:style-name="T9">:</text:span></text:span></text:p>
      <text:p text:style-name="P11"><text:span text:style-name="user_20_input"><text:span text:style-name="T17"><text:tab/><text:tab/><text:tab/><text:tab/> <text:s text:c="2"/></text:span></text:span><text:span text:style-name="user_20_input"><text:span text:style-name="T21"><text:s/></text:span></text:span><text:span text:style-name="menu"><text:span text:style-name="T17">x11<text:tab/><text:tab/><text:tab/></text:span></text:span><text:span text:style-name="narration"><text:span text:style-name="T17">random module name matches</text:span></text:span></text:p>
      <text:p text:style-name="P12"><text:span text:style-name="user_20_input"><text:span text:style-name="T16">(escape)</text:span></text:span></text:p>
      <text:p text:style-name="P12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T11"><text:tab/></text:span><text:span text:style-name="static"><text:span text:style-name="T15">repeat with every</text:span></text:span><text:span text:style-name="static"><text:span text:style-name="T10"> </text:span></text:span><text:span text:style-name="edit"><text:span text:style-name="T16">x</text:span></text:span><text:span text:style-name="cursor">|</text:span><text:span text:style-name="cursor"><text:span text:style-name="T21"> <text:s/></text:span></text:span><text:span text:style-name="static"><text:span text:style-name="T9">in</text:span></text:span><text:span text:style-name="placeholder"><text:span text:style-name="T14"> &lt;&lt;items</text:span></text:span><text:span text:style-name="placeholder"><text:span text:style-name="T9">&gt;&gt;</text:span></text:span><text:span text:style-name="static"><text:span text:style-name="T9">:</text:span></text:span><text:span text:style-name="narration"><text:span text:style-name="T17">placeholder is replaced with</text:span></text:span></text:p>
      <text:p text:style-name="P16"><text:span text:style-name="user_20_input"><text:span text:style-name="T7"><text:tab/><text:tab/><text:tab/><text:tab/><text:tab/><text:tab/><text:tab/><text:tab/></text:span></text:span><text:span text:style-name="narration"><text:span text:style-name="T21">a </text:span></text:span><text:span text:style-name="narration"><text:span text:style-name="T17">"something new" node</text:span></text:span><text:span text:style-name="narration"><text:span text:style-name="T20">...</text:span></text:span></text:p>
      <text:p text:style-name="P12"><text:span text:style-name="user_20_input"><text:span text:style-name="T16"/></text:span></text:p>
      <text:p text:style-name="P23"/>
      <text:p text:style-name="P23"/>
      <text:p text:style-name="P22"><text:span text:style-name="divisor"><text:span text:style-name="T9">---------------------</text:span></text:span></text:p>
      <text:p text:style-name="P24"/>
      <text:p text:style-name="P13"><text:span text:style-name="user_20_input"><text:span text:style-name="T16"/></text:span></text:p>
      <text:p text:style-name="P29"><text:span text:style-name="narration"><text:span text:style-name="T18"/></text:span></text:p>
      <text:p text:style-name="P16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edit"><text:span text:style-name="T21"><text:tab/></text:span></text:span><text:span text:style-name="cursor">|</text:span><text:span text:style-name="placeholder"><text:span text:style-name="T19">&lt;&lt;</text:span></text:span><text:span text:style-name="placeholder"><text:span text:style-name="T9">statement&gt;&gt;<text:tab/><text:tab/><text:tab/></text:span></text:span><text:span text:style-name="placeholder"><text:span text:style-name="T10"><text:tab/><text:tab/></text:span></text:span><text:span text:style-name="user_20_input"><text:span text:style-name="T5"><text:tab/><text:tab/><text:tab/><text:tab/><text:tab/><text:tab/><text:tab/><text:tab/></text:span></text:span></text:p>
      <text:p text:style-name="P16"><text:span text:style-name="user_20_input"><text:span text:style-name="T21">x</text:span></text:span></text:p>
      <text:p text:style-name="P16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edit"><text:span text:style-name="T21"><text:tab/></text:span></text:span><text:span text:style-name="edit"><text:span text:style-name="T16">x</text:span></text:span><text:span text:style-name="cursor">|</text:span><text:span text:style-name="placeholder"><text:span text:style-name="T19">&lt;</text:span></text:span><text:span text:style-name="placeholder"><text:span text:style-name="T9">statement&gt;&gt;<text:tab/><text:tab/><text:tab/></text:span></text:span><text:span text:style-name="placeholder"><text:span text:style-name="T10"><text:tab/><text:tab/></text:span></text:span><text:span text:style-name="user_20_input"><text:span text:style-name="T5"><text:tab/><text:tab/><text:tab/><text:tab/><text:tab/><text:tab/><text:tab/><text:tab/></text:span></text:span></text:p>
      <text:p text:style-name="P16"><text:span text:style-name="user_20_input"><text:span text:style-name="T21"><text:tab/></text:span></text:span><text:span text:style-name="menu"><text:span text:style-name="T17">x11</text:span></text:span></text:p>
      <text:p text:style-name="P16"><text:span text:style-name="user_20_input"><text:span text:style-name="T13">(space)</text:span></text:span></text:p>
      <text:p text:style-name="P16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5"><text:span text:style-name="edit"><text:span text:style-name="T21"><text:tab/></text:span></text:span><text:span text:style-name="static"><text:span text:style-name="T21">x </text:span></text:span><text:span text:style-name="cursor">|</text:span><text:span text:style-name="placeholder"><text:span text:style-name="T9">statement&gt;&gt;<text:tab/><text:tab/><text:tab/></text:span></text:span><text:span text:style-name="placeholder"><text:span text:style-name="T10"><text:tab/><text:tab/></text:span></text:span><text:span text:style-name="narration"><text:span text:style-name="T21">x becomes a something new node</text:span></text:span></text:p>
      <text:p text:style-name="P16"><text:span text:style-name="user_20_input"><text:span text:style-name="T17"><text:s text:c="3"/></text:span></text:span><text:span text:style-name="user_20_input"><text:span text:style-name="T21"><text:s text:c="2"/></text:span></text:span><text:span text:style-name="menu"><text:span text:style-name="T21"><text:s text:c="2"/>is (declaration)</text:span></text:span></text:p>
      <text:p text:style-name="P16"><text:span text:style-name="menu"><text:span text:style-name="T21"><text:s text:c="7"/>= <text:s/>(assignment)</text:span></text:span></text:p>
      <text:p text:style-name="P16"><text:span text:style-name="user_20_input"><text:span text:style-name="T21">=</text:span></text:span></text:p>
      <text:p text:style-name="P16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edit"><text:span text:style-name="T19"><text:tab/></text:span></text:span><text:span text:style-name="static"><text:span text:style-name="T21">x</text:span></text:span><text:span text:style-name="edit"><text:span text:style-name="T21"> =</text:span></text:span><text:span text:style-name="cursor">|</text:span><text:span text:style-name="placeholder"><text:span text:style-name="T9">tatement&gt;&gt;<text:tab/><text:tab/><text:tab/></text:span></text:span><text:span text:style-name="placeholder"><text:span text:style-name="T10"><text:tab/><text:tab/></text:span></text:span></text:p>
      <text:p text:style-name="P17"><text:span text:style-name="menu_20_selected"><text:span text:style-name="T22"><text:tab/> <text:s/></text:span></text:span><text:span text:style-name="menu_20_selected"><text:span text:style-name="T9">= <text:s/>(asignment)<text:tab/><text:tab/></text:span></text:span><text:span text:style-name="menu_20_selected"><text:span text:style-name="T28"><text:tab/><text:tab/></text:span></text:span></text:p>
      <text:p text:style-name="P1"><text:span text:style-name="user_20_input"><text:span text:style-name="T9">(space)</text:span></text:span></text:p>
      <text:p text:style-name="P1"><text:span text:style-name="placeholder"><text:span text:style-name="T9">&lt;&lt;root&gt;&gt;<text:tab/><text:tab/><text:tab/><text:tab/><text:tab/><text:tab/><text:tab/></text:span></text:span><text:span text:style-name="narration"><text:span text:style-name="T9">an asignment node is created and x is</text:span></text:span></text:p>
      <text:p text:style-name="P36"><text:span text:style-name="edit"><text:span text:style-name="T9"><text:tab/></text:span></text:span><text:span text:style-name="static"><text:span text:style-name="T9">x</text:span></text:span><text:span text:style-name="edit"><text:span text:style-name="T9"> </text:span></text:span><text:span text:style-name="static"><text:span text:style-name="T9">=</text:span></text:span><text:span text:style-name="edit"><text:span text:style-name="T9"> </text:span></text:span><text:span text:style-name="cursor">|</text:span><text:span text:style-name="placeholder"><text:span text:style-name="T9">atement&gt;&gt;<text:tab/><text:tab/><text:tab/><text:tab/><text:tab/></text:span></text:span><text:span text:style-name="narration"><text:span text:style-name="T9">made its child</text:span></text:span></text:p>
      <text:p text:style-name="P1"><text:span text:style-name="menu_20_selected"><text:span text:style-name="T22"><text:tab/> <text:s text:c="3"/>(just about anything..)</text:span></text:span></text:p>
      <text:p text:style-name="P1"><text:span text:style-name="user_20_input"><text:span text:style-name="T22">1</text:span></text:span></text:p>
      <text:p text:style-name="P1"><text:span text:style-name="placeholder"><text:span text:style-name="T9">&lt;&lt;root&gt;&gt;<text:tab/><text:tab/><text:tab/><text:tab/><text:tab/><text:tab/><text:tab/></text:span></text:span></text:p>
      <text:p text:style-name="P36"><text:span text:style-name="edit"><text:span text:style-name="T29"><text:tab/></text:span></text:span><text:span text:style-name="static"><text:span text:style-name="T9">x</text:span></text:span><text:span text:style-name="edit"><text:span text:style-name="T9"> </text:span></text:span><text:span text:style-name="static"><text:span text:style-name="T9">=</text:span></text:span><text:span text:style-name="edit"><text:span text:style-name="T22"> 1</text:span></text:span><text:span text:style-name="cursor">|</text:span><text:span text:style-name="placeholder"><text:span text:style-name="T9">tement&gt;&gt;<text:tab/><text:tab/><text:tab/><text:tab/><text:tab/></text:span></text:span></text:p>
      <text:p text:style-name="P2"><text:span text:style-name="user_20_input"><text:span text:style-name="T22">+</text:span></text:span></text:p>
      <text:p text:style-name="P2"><text:span text:style-name="placeholder"><text:span text:style-name="T9">&lt;&lt;root&gt;&gt;<text:tab/><text:tab/><text:tab/><text:tab/><text:tab/><text:tab/><text:tab/></text:span></text:span></text:p>
      <text:p text:style-name="P31"><text:span text:style-name="edit"><text:span text:style-name="T9"><text:tab/></text:span></text:span><text:span text:style-name="static"><text:span text:style-name="T9">x</text:span></text:span><text:span text:style-name="edit"><text:span text:style-name="T9"> </text:span></text:span><text:span text:style-name="static"><text:span text:style-name="T9">=</text:span></text:span><text:span text:style-name="edit"><text:span text:style-name="T22"> </text:span></text:span><text:span text:style-name="static"><text:span text:style-name="T9">1</text:span></text:span><text:span text:style-name="edit"><text:span text:style-name="T22">+</text:span></text:span><text:span text:style-name="cursor"><text:span text:style-name="T9">|</text:span></text:span><text:span text:style-name="placeholder"><text:span text:style-name="T9">ement&gt;&gt;<text:tab/><text:tab/><text:tab/><text:tab/></text:span></text:span></text:p>
      <text:p text:style-name="P2"><text:span text:style-name="menu_20_selected"><text:span text:style-name="T22"><text:tab/></text:span></text:span><text:span text:style-name="menu_20_selected"><text:span text:style-name="T29"> <text:s text:c="5"/></text:span></text:span><text:span text:style-name="menu_20_selected"><text:span text:style-name="T22">(just about anything</text:span></text:span><text:span text:style-name="menu_20_selected"><text:span text:style-name="T23"> that could result in a number</text:span></text:span><text:span text:style-name="menu_20_selected"><text:span text:style-name="T22">)</text:span></text:span></text:p>
      <text:p text:style-name="P2"><text:span text:style-name="user_20_input"><text:span text:style-name="T23">2</text:span></text:span></text:p>
      <text:p text:style-name="P2"><text:span text:style-name="placeholder"><text:span text:style-name="T9">&lt;&lt;root&gt;&gt;<text:tab/><text:tab/><text:tab/><text:tab/><text:tab/><text:tab/><text:tab/></text:span></text:span></text:p>
      <text:p text:style-name="P36"><text:span text:style-name="edit"><text:span text:style-name="T9"><text:tab/></text:span></text:span><text:span text:style-name="static"><text:span text:style-name="T9">x</text:span></text:span><text:span text:style-name="edit"><text:span text:style-name="T9"> </text:span></text:span><text:span text:style-name="static"><text:span text:style-name="T9">=</text:span></text:span><text:span text:style-name="edit"><text:span text:style-name="T22"> </text:span></text:span><text:span text:style-name="static"><text:span text:style-name="T9">1+</text:span></text:span><text:span text:style-name="edit"><text:span text:style-name="T23">2</text:span></text:span><text:span text:style-name="cursor">|</text:span><text:span text:style-name="placeholder"><text:span text:style-name="T9">ment&gt;&gt;<text:tab/><text:tab/><text:tab/><text:tab/></text:span></text:span></text:p>
      <text:p text:style-name="P2"><text:span text:style-name="menu_20_selected"><text:span text:style-name="T22"/></text:span></text:p>
      <text:p text:style-name="P2"><text:span text:style-name="menu_20_selected"><text:span text:style-name="T22"/></text:span></text:p>
      <text:p text:style-name="P2"><text:span text:style-name="menu_20_selected"><text:span text:style-name="T22"/></text:span></text:p>
      <text:p text:style-name="P22"/>
      <text:p text:style-name="P22"><text:span text:style-name="divisor"><text:span text:style-name="T9">---------------------</text:span></text:span></text:p>
      <text:p text:style-name="P22"/>
      <text:p text:style-name="P2"><text:span text:style-name="menu_20_selected"><text:span text:style-name="T22"/></text:span></text:p>
      <text:p text:style-name="P1"><text:span text:style-name="menu_20_selected"><text:span text:style-name="T22"/></text:span></text:p>
      <text:p text:style-name="P1"><text:span text:style-name="menu_20_selected"><text:span text:style-name="T22"/></text:span></text:p>
      <text:p text:style-name="P3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T11"><text:tab/></text:span><text:span text:style-name="cursor"><text:span text:style-name="T34">|</text:span></text:span><text:span text:style-name="placeholder"><text:span text:style-name="T9">&lt;&lt;statement&gt;&gt;</text:span></text:span></text:p>
      <text:p text:style-name="P3"><text:span text:style-name="user_20_input"><text:span text:style-name="T30">My apartment</text:span></text:span></text:p>
      <text:p text:style-name="P3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T11"><text:tab/></text:span><text:span text:style-name="edit"><text:span text:style-name="T9">My</text:span></text:span><text:span text:style-name="edit"><text:span text:style-name="T30"> </text:span></text:span><text:span text:style-name="edit"><text:span text:style-name="T22">apartment</text:span></text:span><text:span text:style-name="cursor"><text:span text:style-name="T34">|</text:span></text:span><text:span text:style-name="placeholder"><text:span text:style-name="T9">&gt;</text:span></text:span></text:p>
      <text:p text:style-name="P27"><text:span text:style-name="user_20_input"><text:span text:style-name="T9">→</text:span></text:span><text:span text:style-name="user_20_input"><text:span text:style-name="T10"><text:tab/><text:tab/><text:tab/><text:tab/><text:tab/><text:tab/><text:tab/><text:tab/></text:span></text:span></text:p>
      <text:p text:style-name="P4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static"><text:span text:style-name="T9"><text:tab/>My apartment</text:span></text:span><text:span text:style-name="static"><text:span text:style-name="T30"> </text:span></text:span><text:span text:style-name="cursor"><text:span text:style-name="T34">|</text:span></text:span></text:p>
      <text:p text:style-name="P18"><text:span text:style-name="menu"><text:span text:style-name="T24"><text:tab/><text:tab/><text:tab/> <text:s text:c="3"/></text:span></text:span><text:span text:style-name="menu"><text:span text:style-name="T21">is (declaration)</text:span></text:span></text:p>
      <text:p text:style-name="P18"><text:span text:style-name="menu"><text:span text:style-name="T24"><text:tab/><text:tab/><text:tab/> <text:s text:c="3"/></text:span></text:span><text:span text:style-name="menu"><text:span text:style-name="T21">= <text:s/>(assignment)</text:span></text:span></text:p>
      <text:p text:style-name="P28"><text:span text:style-name="user_20_input"><text:span text:style-name="T24">is</text:span></text:span></text:p>
      <text:p text:style-name="P4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static"><text:span text:style-name="T9"><text:tab/>My apartment</text:span></text:span><text:span text:style-name="static"><text:span text:style-name="T30"> </text:span></text:span><text:span text:style-name="edit"><text:span text:style-name="T22">is</text:span></text:span><text:span text:style-name="cursor"><text:span text:style-name="T34">|</text:span></text:span></text:p>
      <text:p text:style-name="P18"><text:span text:style-name="menu_20_selected"><text:span text:style-name="T9"><text:tab/><text:tab/><text:tab/> <text:s text:c="3"/>is (declaration)</text:span></text:span></text:p>
      <text:p text:style-name="P18"><text:span text:style-name="user_20_input"><text:span text:style-name="T9">(space)</text:span></text:span></text:p>
      <text:p text:style-name="P4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static"><text:span text:style-name="T9"><text:tab/>My apartment</text:span></text:span><text:span text:style-name="static"><text:span text:style-name="T30"> </text:span></text:span><text:span text:style-name="static"><text:span text:style-name="T9">is</text:span></text:span><text:span text:style-name="static"><text:span text:style-name="T24"> </text:span></text:span><text:span text:style-name="cursor"><text:span text:style-name="T34">|</text:span></text:span></text:p>
      <text:p text:style-name="P18"><text:span text:style-name="menu_20_selected"><text:span text:style-name="T24"><text:tab/><text:tab/><text:tab/><text:tab/> <text:s/>(...)</text:span></text:span></text:p>
      <text:p text:style-name="P18"><text:span text:style-name="user_20_input"><text:span text:style-name="T24">a</text:span></text:span></text:p>
      <text:p text:style-name="P4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static"><text:span text:style-name="T9"><text:tab/>My apartment</text:span></text:span><text:span text:style-name="static"><text:span text:style-name="T30"> </text:span></text:span><text:span text:style-name="static"><text:span text:style-name="T9">is</text:span></text:span><text:span text:style-name="static"><text:span text:style-name="T24"> </text:span></text:span><text:span text:style-name="edit"><text:span text:style-name="T22">a</text:span></text:span><text:span text:style-name="cursor"><text:span text:style-name="T34">|</text:span></text:span></text:p>
      <text:p text:style-name="P18"><text:span text:style-name="menu_20_selected"><text:span text:style-name="T24"><text:tab/><text:tab/><text:tab/><text:tab/> <text:s/>(...)</text:span></text:span></text:p>
      <text:p text:style-name="P19"><text:span text:style-name="divisor"><text:span text:style-name="T25">what do with those pesky particles? part of template? part of syntax? i7 just ignores them.</text:span></text:span></text:p>
      <text:p text:style-name="P3"><text:span text:style-name="edit"><text:span text:style-name="T36">My apartment is a room. When play begins: say "Hello world." </text:span></text:span></text:p>
      <text:p text:style-name="P3"><text:span text:style-name="edit"><text:span text:style-name="T22"/></text:span></text:p>
      <text:p text:style-name="P5"><text:span text:style-name="edit"><text:span text:style-name="T25"/></text:span></text:p>
      <text:p text:style-name="P3"><text:span text:style-name="edit"><text:span text:style-name="T22"/></text:span></text:p>
      <text:p text:style-name="P20"><text:span text:style-name="menu"><text:span text:style-name="T21"/></text:span></text:p>
      <text:p text:style-name="P20"><text:span text:style-name="user_20_input"><text:span text:style-name="T21"/></text:span></text:p>
      <text:p text:style-name="P20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edit"><text:span text:style-name="T27"><text:s text:c="5"/></text:span></text:span><text:span text:style-name="static"><text:span text:style-name="T9">repeat with</text:span></text:span><text:span text:style-name="edit"><text:span text:style-name="T22"> </text:span></text:span><text:span text:style-name="cursor">|</text:span><text:span text:style-name="placeholder"><text:span text:style-name="T26">&lt;&lt;item</text:span></text:span><text:span text:style-name="placeholder"><text:span text:style-name="T9">&gt;&gt;</text:span></text:span><text:span text:style-name="placeholder"><text:span text:style-name="T26"> </text:span></text:span><text:span text:style-name="static"><text:span text:style-name="T9">running through </text:span></text:span><text:span text:style-name="placeholder"><text:span text:style-name="T26">&lt;&lt;items</text:span></text:span><text:span text:style-name="placeholder"><text:span text:style-name="T9">&gt;&gt;</text:span></text:span><text:span text:style-name="static"><text:span text:style-name="T9">:</text:span></text:span></text:p>
      <text:p text:style-name="P20"><text:span text:style-name="placeholder"><text:span text:style-name="T9"/></text:span></text:p>
      <text:p text:style-name="P20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edit"><text:span text:style-name="T27"><text:s text:c="5"/></text:span></text:span><text:span text:style-name="static"><text:span text:style-name="T9">r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cursor">|</text:span><text:span text:style-name="placeholder"><text:span text:style-name="T26">&lt;&lt;items</text:span></text:span><text:span text:style-name="placeholder"><text:span text:style-name="T9">&gt;&gt;</text:span></text:span><text:span text:style-name="static"><text:span text:style-name="T9">:</text:span></text:span></text:p>
      <text:p text:style-name="P20"><text:span text:style-name="placeholder"><text:span text:style-name="T9"/></text:span></text:p>
      <text:p text:style-name="P20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static"><text:span text:style-name="T27"><text:s text:c="5"/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cursor">|</text:span><text:span text:style-name="placeholder"><text:span text:style-name="T26">&lt;&lt;items</text:span></text:span><text:span text:style-name="placeholder"><text:span text:style-name="T9">&gt;&gt;</text:span></text:span><text:span text:style-name="static"><text:span text:style-name="T9">:</text:span></text:span></text:p>
      <text:p text:style-name="P21"><text:span text:style-name="menu"><text:span text:style-name="T27"><text:s text:c="43"/>objects</text:span></text:span></text:p>
      <text:p text:style-name="P21"><text:span text:style-name="menu"><text:span text:style-name="T27"><text:s text:c="43"/>every</text:span></text:span></text:p>
      <text:p text:style-name="P37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static"><text:span text:style-name="T27"><text:s text:c="5"/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cursor">|</text:span><text:span text:style-name="placeholder"><text:span text:style-name="T26">&lt;&lt;items</text:span></text:span><text:span text:style-name="placeholder"><text:span text:style-name="T9">&gt;&gt;</text:span></text:span><text:span text:style-name="static"><text:span text:style-name="T9">:</text:span></text:span></text:p>
      <text:p text:style-name="P37"><text:span text:style-name="menu"><text:span text:style-name="T27"><text:s text:c="49"/>person</text:span></text:span></text:p>
      <text:p text:style-name="P37"><text:span text:style-name="menu"><text:span text:style-name="T27"><text:s text:c="49"/>chatty</text:span></text:span></text:p>
      <text:p text:style-name="P37"><text:span text:style-name="menu"><text:span text:style-name="T27"><text:s text:c="49"/>happy</text:span></text:span></text:p>
      <text:p text:style-name="P37"><text:span text:style-name="menu"><text:span text:style-name="T27"><text:s text:c="49"/>grumpy</text:span></text:span></text:p>
      <text:p text:style-name="P37"><text:span text:style-name="menu"><text:span text:style-name="T27"><text:s text:c="49"/>spiffy</text:span></text:span></text:p>
      <text:p text:style-name="P37"><text:span text:style-name="menu"><text:span text:style-name="T27"><text:s text:c="49"/>font</text:span></text:span></text:p>
      <text:p text:style-name="P37"><text:span text:style-name="menu"><text:span text:style-name="T27"><text:s text:c="49"/>program</text:span></text:span></text:p>
      <text:p text:style-name="P37"><text:span text:style-name="menu"><text:span text:style-name="T27"><text:s text:c="49"/>number</text:span></text:span></text:p>
      <text:p text:style-name="P37"><text:span text:style-name="menu"><text:span text:style-name="T27"><text:s text:c="49"/></text:span></text:span><text:span text:style-name="menu"><text:span text:style-name="T31">even</text:span></text:span></text:p>
      <text:p text:style-name="P37"><text:span text:style-name="menu"><text:span text:style-name="T27"><text:s text:c="49"/></text:span></text:span><text:span text:style-name="menu"><text:span text:style-name="T31">odd</text:span></text:span></text:p>
      <text:p text:style-name="P37"><text:span text:style-name="menu"><text:span text:style-name="T1"/></text:span></text:p>
      <text:p text:style-name="P37"><text:span text:style-name="menu"><text:span text:style-name="T1"/></text:span></text:p>
      <text:p text:style-name="P37"><text:span text:style-name="menu"><text:span text:style-name="T8"/></text:span></text:p>
      <text:p text:style-name="P37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static"><text:span text:style-name="T27"><text:s text:c="5"/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</text:span></text:span><text:span text:style-name="cursor">|</text:span><text:span text:style-name="placeholder"><text:span text:style-name="T26">&lt;&lt;</text:span></text:span><text:span text:style-name="placeholder"><text:span text:style-name="T31">person</text:span></text:span><text:span text:style-name="placeholder"><text:span text:style-name="T9">&gt;&gt;</text:span></text:span><text:span text:style-name="static"><text:span text:style-name="T9">:</text:span></text:span></text:p>
      <text:p text:style-name="P37"><text:span text:style-name="menu"><text:span text:style-name="T27"><text:s text:c="49"/></text:span></text:span><text:span text:style-name="menu"><text:span text:style-name="T31"><text:tab/><text:tab/></text:span></text:span><text:span text:style-name="menu"><text:span text:style-name="T27">person</text:span></text:span></text:p>
      <text:p text:style-name="P37"><text:span text:style-name="menu"><text:span text:style-name="T27"><text:s text:c="49"/></text:span></text:span><text:span text:style-name="menu"><text:span text:style-name="T31"><text:tab/><text:tab/></text:span></text:span><text:span text:style-name="menu"><text:span text:style-name="T27">chatty</text:span></text:span></text:p>
      <text:p text:style-name="P37"><text:span text:style-name="menu"><text:span text:style-name="T31"><text:tab/><text:tab/></text:span></text:span><text:span text:style-name="menu"><text:span text:style-name="T27"> <text:s text:c="46"/>happy</text:span></text:span></text:p>
      <text:p text:style-name="P37"><text:span text:style-name="menu"><text:span text:style-name="T27"><text:s text:c="49"/></text:span></text:span><text:span text:style-name="menu"><text:span text:style-name="T31"><text:tab/><text:tab/></text:span></text:span><text:span text:style-name="menu"><text:span text:style-name="T27">grumpy</text:span></text:span></text:p>
      <text:p text:style-name="P37"><text:span text:style-name="menu"><text:span text:style-name="T27"><text:s text:c="49"/></text:span></text:span><text:span text:style-name="menu"><text:span text:style-name="T31"><text:tab/><text:tab/></text:span></text:span><text:span text:style-name="menu"><text:span text:style-name="T27">spiffy</text:span></text:span></text:p>
      <text:p text:style-name="P37"><text:span text:style-name="menu"><text:span text:style-name="T31"><text:tab/><text:tab/><text:tab/><text:tab/><text:tab/><text:tab/><text:tab/><text:tab/><text:tab/><text:tab/><text:tab/><text:tab/>and</text:span></text:span></text:p>
      <text:p text:style-name="P37"><text:span text:style-name="menu"><text:span text:style-name="T31"><text:tab/><text:tab/><text:tab/><text:tab/><text:tab/><text:tab/><text:tab/><text:tab/><text:tab/><text:tab/><text:tab/><text:tab/>not</text:span></text:span></text:p>
      <text:p text:style-name="P37"><text:span text:style-name="menu"><text:span text:style-name="T31"><text:tab/><text:tab/><text:tab/><text:tab/><text:tab/><text:tab/><text:tab/><text:tab/><text:tab/><text:tab/><text:tab/><text:tab/>or</text:span></text:span></text:p>
      <text:p text:style-name="P37"><text:span text:style-name="menu"><text:span text:style-name="T2"/></text:span></text:p>
      <text:p text:style-name="P37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static"><text:span text:style-name="T27"><text:s text:c="5"/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</text:span></text:span><text:span text:style-name="cursor">|</text:span><text:span text:style-name="placeholder"><text:span text:style-name="T26">&lt;&lt;</text:span></text:span><text:span text:style-name="placeholder"><text:span text:style-name="T31">person</text:span></text:span><text:span text:style-name="placeholder"><text:span text:style-name="T9">&gt;&gt;</text:span></text:span><text:span text:style-name="static"><text:span text:style-name="T9">:</text:span></text:span></text:p>
      <text:p text:style-name="P37"><text:span text:style-name="menu"><text:span text:style-name="T27"><text:s text:c="49"/></text:span></text:span><text:span text:style-name="menu"><text:span text:style-name="T31"><text:tab/><text:tab/><text:tab/> <text:s/></text:span></text:span><text:span text:style-name="menu"><text:span text:style-name="T27">person</text:span></text:span></text:p>
      <text:p text:style-name="P37"><text:span text:style-name="menu"><text:span text:style-name="T27"><text:s text:c="49"/></text:span></text:span><text:span text:style-name="menu"><text:span text:style-name="T31"><text:tab/><text:tab/><text:tab/> <text:s/></text:span></text:span><text:span text:style-name="menu"><text:span text:style-name="T27">chatty</text:span></text:span></text:p>
      <text:p text:style-name="P37"><text:span text:style-name="menu"><text:span text:style-name="T31"><text:tab/><text:tab/></text:span></text:span><text:span text:style-name="menu"><text:span text:style-name="T27"> <text:s text:c="46"/></text:span></text:span><text:span text:style-name="menu"><text:span text:style-name="T31"><text:tab/> <text:s/></text:span></text:span><text:span text:style-name="menu"><text:span text:style-name="T27">happy</text:span></text:span></text:p>
      <text:p text:style-name="P37"><text:span text:style-name="menu"><text:span text:style-name="T27"><text:s text:c="49"/></text:span></text:span><text:span text:style-name="menu"><text:span text:style-name="T31"><text:tab/><text:tab/><text:tab/> <text:s/></text:span></text:span><text:span text:style-name="menu"><text:span text:style-name="T27">grumpy</text:span></text:span></text:p>
      <text:p text:style-name="P37"><text:span text:style-name="menu"><text:span text:style-name="T27"><text:s text:c="49"/></text:span></text:span><text:span text:style-name="menu"><text:span text:style-name="T31"><text:tab/><text:tab/><text:tab/> <text:s/></text:span></text:span><text:span text:style-name="menu"><text:span text:style-name="T27">spiffy</text:span></text:span></text:p>
      <text:p text:style-name="P37"><text:span text:style-name="menu"><text:span text:style-name="T27"><text:s text:c="49"/></text:span></text:span><text:span text:style-name="menu"><text:span text:style-name="T31"><text:tab/><text:tab/><text:tab/> <text:s/>and</text:span></text:span></text:p>
      <text:p text:style-name="P37"><text:span text:style-name="menu"><text:span text:style-name="T27"><text:s text:c="49"/></text:span></text:span><text:span text:style-name="menu"><text:span text:style-name="T31"><text:tab/><text:tab/><text:tab/> <text:s/>not</text:span></text:span></text:p>
      <text:p text:style-name="P37"><text:span text:style-name="menu"><text:span text:style-name="T27"><text:s text:c="49"/></text:span></text:span><text:span text:style-name="menu"><text:span text:style-name="T31"><text:tab/><text:tab/><text:tab/> <text:s/>or</text:span></text:span></text:p>
      <text:p text:style-name="P37"><text:span text:style-name="menu"><text:span text:style-name="T2"/></text:span></text:p>
      <text:p text:style-name="P37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static"><text:span text:style-name="T27"><text:s text:c="5"/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not </text:span></text:span><text:span text:style-name="cursor">|</text:span><text:span text:style-name="placeholder"><text:span text:style-name="T31">&lt;&lt;adjective for person</text:span></text:span><text:span text:style-name="placeholder"><text:span text:style-name="T9">&gt;&gt;</text:span></text:span><text:span text:style-name="static"><text:span text:style-name="T9">:</text:span></text:span></text:p>
      <text:p text:style-name="P37"><text:span text:style-name="menu"><text:span text:style-name="T27"><text:s text:c="49"/></text:span></text:span><text:span text:style-name="menu"><text:span text:style-name="T31"><text:tab/><text:tab/><text:tab/> <text:s text:c="5"/></text:span></text:span><text:span text:style-name="menu"><text:span text:style-name="T27">chatty</text:span></text:span></text:p>
      <text:p text:style-name="P37"><text:span text:style-name="menu"><text:span text:style-name="T31"><text:tab/><text:tab/></text:span></text:span><text:span text:style-name="menu"><text:span text:style-name="T27"> <text:s text:c="46"/></text:span></text:span><text:span text:style-name="menu"><text:span text:style-name="T31"><text:tab/> <text:s text:c="5"/></text:span></text:span><text:span text:style-name="menu"><text:span text:style-name="T27">happy</text:span></text:span></text:p>
      <text:p text:style-name="P37"><text:span text:style-name="menu"><text:span text:style-name="T27"><text:s text:c="49"/></text:span></text:span><text:span text:style-name="menu"><text:span text:style-name="T31"><text:tab/><text:tab/><text:tab/> <text:s text:c="5"/></text:span></text:span><text:span text:style-name="menu"><text:span text:style-name="T27">grumpy</text:span></text:span></text:p>
      <text:p text:style-name="P37"><text:span text:style-name="menu"><text:span text:style-name="T27"><text:s text:c="49"/></text:span></text:span><text:span text:style-name="menu"><text:span text:style-name="T31"><text:tab/><text:tab/><text:tab/> <text:s text:c="5"/></text:span></text:span><text:span text:style-name="menu"><text:span text:style-name="T27">spiffy</text:span></text:span></text:p>
      <text:p text:style-name="P37"><text:span text:style-name="placeholder"><text:span text:style-name="T9"/></text:span></text:p>
      <text:p text:style-name="P37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2"><text:span text:style-name="static"><text:span text:style-name="T27"><text:s text:c="5"/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not grumpy </text:span></text:span><text:span text:style-name="cursor">|</text:span><text:span text:style-name="placeholder"><text:span text:style-name="T31">&lt;&lt;person</text:span></text:span><text:span text:style-name="placeholder"><text:span text:style-name="T9">&gt;&gt;</text:span></text:span><text:span text:style-name="static"><text:span text:style-name="T9">:</text:span></text:span></text:p>
      <text:p text:style-name="P37"><text:span text:style-name="menu"><text:span text:style-name="T31"><text:s text:c="74"/></text:span></text:span><text:span text:style-name="menu"><text:span text:style-name="T27">chatty</text:span></text:span></text:p>
      <text:p text:style-name="P37"><text:span text:style-name="menu"><text:span text:style-name="T31"><text:s text:c="74"/></text:span></text:span><text:span text:style-name="menu"><text:span text:style-name="T27">happy</text:span></text:span></text:p>
      <text:p text:style-name="P37"><text:span text:style-name="menu"><text:span text:style-name="T31"><text:s text:c="74"/></text:span></text:span><text:span text:style-name="menu"><text:span text:style-name="T27">grumpy</text:span></text:span></text:p>
      <text:p text:style-name="P37"><text:span text:style-name="menu"><text:span text:style-name="T31"><text:s text:c="74"/></text:span></text:span><text:span text:style-name="menu"><text:span text:style-name="T27">spiffy</text:span></text:span></text:p>
      <text:p text:style-name="P37"><text:span text:style-name="menu"><text:span text:style-name="T27"><text:s text:c="49"/></text:span></text:span><text:span text:style-name="menu"><text:span text:style-name="T31"><text:tab/><text:tab/><text:tab/> <text:s text:c="12"/>and</text:span></text:span></text:p>
      <text:p text:style-name="P37"><text:span text:style-name="menu"><text:span text:style-name="T31"><text:s text:c="74"/>not</text:span></text:span></text:p>
      <text:p text:style-name="P37"><text:span text:style-name="menu"><text:span text:style-name="T31"><text:s text:c="74"/>or</text:span></text:span></text:p>
      <text:p text:style-name="P37"><text:span text:style-name="menu"><text:span text:style-name="T27"><text:s/></text:span></text:span></text:p>
      <text:p text:style-name="P38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3"><text:span text:style-name="static"><text:span text:style-name="T27"><text:s text:c="5"/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not grumpy </text:span></text:span><text:span text:style-name="edit">smiling</text:span><text:span text:style-name="cursor">|</text:span><text:span text:style-name="placeholder"><text:span text:style-name="T31">n</text:span></text:span><text:span text:style-name="placeholder"><text:span text:style-name="T9">&gt;&gt;</text:span></text:span><text:span text:style-name="static"><text:span text:style-name="T9">:</text:span></text:span></text:p>
      <text:p text:style-name="P38"><text:span text:style-name="static"><text:span text:style-name="T31"><text:s text:c="2"/></text:span></text:span><text:span text:style-name="menu"><text:span text:style-name="T31"><text:s text:c="79"/>(nothing)</text:span></text:span></text:p>
      <text:p text:style-name="P38"><text:span text:style-name="placeholder"><text:span text:style-name="T9"/></text:span></text:p>
      <text:p text:style-name="P38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3"><text:span text:style-name="static"><text:span text:style-name="T27"><text:s text:c="5"/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not grumpy </text:span></text:span><text:span text:style-name="static">smiling</text:span><text:span text:style-name="static"><text:span text:style-name="T37"> </text:span></text:span><text:span text:style-name="cursor">|</text:span><text:span text:style-name="placeholder"><text:span text:style-name="T32">&lt;&lt;does not compile&gt;&gt;</text:span></text:span><text:span text:style-name="static"><text:span text:style-name="T9">:</text:span></text:span></text:p>
      <text:p text:style-name="P38"><text:span text:style-name="static"><text:span text:style-name="T31"><text:s text:c="2"/></text:span></text:span><text:span text:style-name="menu"><text:span text:style-name="T31"><text:s text:c="79"/></text:span></text:span><text:span text:style-name="menu"><text:span text:style-name="T32"><text:s/>font</text:span></text:span></text:p>
      <text:p text:style-name="P38"><text:span text:style-name="menu"><text:span text:style-name="T32"><text:s text:c="82"/>boat</text:span></text:span></text:p>
      <text:p text:style-name="P38"><text:span text:style-name="menu"><text:span text:style-name="T32"><text:s text:c="82"/>goat</text:span></text:span></text:p>
      <text:p text:style-name="P38"><text:span text:style-name="menu"><text:span text:style-name="T32"><text:s text:c="82"/>person</text:span></text:span></text:p>
      <text:p text:style-name="P38"><text:span text:style-name="menu"><text:span text:style-name="T2"/></text:span></text:p>
      <text:p text:style-name="P38"><text:span text:style-name="placeholder"><text:span text:style-name="T9">&lt;&lt;root&gt;&gt;</text:span></text:span><text:span text:style-name="placeholder"><text:span text:style-name="T10"><text:tab/><text:tab/><text:tab/><text:tab/><text:tab/><text:tab/><text:tab/></text:span></text:span></text:p>
      <text:p text:style-name="P33"><text:span text:style-name="static"><text:span text:style-name="T27"><text:s text:c="5"/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not grumpy </text:span></text:span><text:span text:style-name="static">smiling</text:span><text:span text:style-name="static"><text:span text:style-name="T37"> </text:span></text:span><text:span text:style-name="static">person</text:span><text:span text:style-name="cursor">|</text:span><text:span text:style-name="static"><text:span text:style-name="T9">:</text:span></text:span></text:p>
      <text:p text:style-name="P38"><text:span text:style-name="placeholder"><text:span text:style-name="T9"/></text:span></text:p>
      <text:p text:style-name="P40"><text:span text:style-name="user_20_input"><text:span text:style-name="T22">1</text:span></text:span></text:p>
      <text:p text:style-name="P38"><text:span text:style-name="placeholder"><text:span text:style-name="T9">&lt;&lt;root&gt;</text:span></text:span><text:span text:style-name="placeholder"><text:span text:style-name="T32">&gt;</text:span></text:span><text:span text:style-name="cursor">|</text:span></text:p>
      <text:p text:style-name="P33"><text:span text:style-name="static"><text:span text:style-name="T27"><text:s text:c="5"/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not grumpy </text:span></text:span><text:span text:style-name="static">smiling</text:span><text:span text:style-name="static"><text:span text:style-name="T37"> </text:span></text:span><text:span text:style-name="static">person</text:span><text:span text:style-name="static"><text:span text:style-name="T9">:</text:span></text:span></text:p>
      <text:p text:style-name="P40"><text:span text:style-name="user_20_input"><text:span text:style-name="T32">+</text:span></text:span></text:p>
      <text:p text:style-name="P38"><text:span text:style-name="placeholder"><text:span text:style-name="T9">&lt;&lt;root&gt;</text:span></text:span><text:span text:style-name="placeholder"><text:span text:style-name="T32">&gt;</text:span></text:span></text:p>
      <text:p text:style-name="P38"><text:span text:style-name="placeholder"><text:span text:style-name="T32"><text:s text:c="5"/></text:span></text:span><text:span text:style-name="cursor">|</text:span><text:span text:style-name="placeholder"><text:span text:style-name="T32">&lt;&lt;statement&gt;&gt;</text:span></text:span></text:p>
      <text:p text:style-name="P33"><text:span text:style-name="static"><text:span text:style-name="T32"><text:s text:c="5"/></text:span></text:span><text:span text:style-name="static"><text:span text:style-name="T27"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not grumpy </text:span></text:span><text:span text:style-name="static">smiling</text:span><text:span text:style-name="static"><text:span text:style-name="T37"> </text:span></text:span><text:span text:style-name="static">person</text:span><text:span text:style-name="static"><text:span text:style-name="T9">:</text:span></text:span></text:p>
      <text:p text:style-name="P38"><text:span text:style-name="placeholder"><text:span text:style-name="T9"/></text:span></text:p>
      <text:p text:style-name="P39"><text:span text:style-name="placeholder"><text:span text:style-name="T9">&lt;&lt;root&gt;</text:span></text:span><text:span text:style-name="placeholder"><text:span text:style-name="T32">&gt;</text:span></text:span></text:p>
      <text:p text:style-name="P39"><text:span text:style-name="placeholder"><text:span text:style-name="T32"><text:s text:c="5"/></text:span></text:span><text:span text:style-name="static"><text:span text:style-name="T33">person </text:span></text:span><text:span text:style-name="cursor">|</text:span></text:p>
      <text:p text:style-name="P34"><text:span text:style-name="static"><text:span text:style-name="T32"><text:s text:c="5"/></text:span></text:span><text:span text:style-name="static"><text:span text:style-name="T27"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not grumpy </text:span></text:span><text:span text:style-name="static">smiling</text:span><text:span text:style-name="static"><text:span text:style-name="T37"> </text:span></text:span><text:span text:style-name="static">person</text:span><text:span text:style-name="static"><text:span text:style-name="T9">:</text:span></text:span></text:p>
      <text:p text:style-name="P39"><text:span text:style-name="placeholder"><text:span text:style-name="T9"/></text:span></text:p>
      <text:p text:style-name="P39"><text:span text:style-name="placeholder"><text:span text:style-name="T9">&lt;&lt;root&gt;</text:span></text:span><text:span text:style-name="placeholder"><text:span text:style-name="T32">&gt;</text:span></text:span></text:p>
      <text:p text:style-name="P39"><text:span text:style-name="placeholder"><text:span text:style-name="T32"><text:s text:c="5"/></text:span></text:span><text:span text:style-name="static"><text:span text:style-name="T33">person can be </text:span></text:span><text:span text:style-name="cursor">|</text:span></text:p>
      <text:p text:style-name="P34"><text:span text:style-name="static"><text:span text:style-name="T32"><text:s text:c="5"/></text:span></text:span><text:span text:style-name="static"><text:span text:style-name="T27"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not grumpy </text:span></text:span><text:span text:style-name="static">smiling</text:span><text:span text:style-name="static"><text:span text:style-name="T37"> </text:span></text:span><text:span text:style-name="static">person</text:span><text:span text:style-name="static"><text:span text:style-name="T9">:</text:span></text:span></text:p>
      <text:p text:style-name="P39"><text:span text:style-name="user_20_input"><text:span text:style-name="T3"/></text:span></text:p>
      <text:p text:style-name="P39"><text:span text:style-name="placeholder"><text:span text:style-name="T9">&lt;&lt;root&gt;</text:span></text:span><text:span text:style-name="placeholder"><text:span text:style-name="T32">&gt;</text:span></text:span></text:p>
      <text:p text:style-name="P39"><text:span text:style-name="placeholder"><text:span text:style-name="T32"><text:s text:c="5"/></text:span></text:span><text:span text:style-name="static"><text:span text:style-name="T33">person can be </text:span></text:span><text:span text:style-name="edit">smiling</text:span><text:span text:style-name="cursor">|</text:span></text:p>
      <text:p text:style-name="P34"><text:span text:style-name="static"><text:span text:style-name="T32"><text:s text:c="5"/></text:span></text:span><text:span text:style-name="static"><text:span text:style-name="T27"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not grumpy </text:span></text:span><text:span text:style-name="static">smiling</text:span><text:span text:style-name="static"><text:span text:style-name="T37"> </text:span></text:span><text:span text:style-name="static">person</text:span><text:span text:style-name="static"><text:span text:style-name="T9">:</text:span></text:span></text:p>
      <text:p text:style-name="P39"><text:span text:style-name="placeholder"><text:span text:style-name="T9"/></text:span></text:p>
      <text:p text:style-name="P39"><text:span text:style-name="placeholder"><text:span text:style-name="T9">&lt;&lt;root&gt;</text:span></text:span><text:span text:style-name="placeholder"><text:span text:style-name="T32">&gt;</text:span></text:span></text:p>
      <text:p text:style-name="P39"><text:span text:style-name="placeholder"><text:span text:style-name="T32"><text:s text:c="5"/></text:span></text:span><text:span text:style-name="static"><text:span text:style-name="T33">person can be </text:span></text:span><text:span text:style-name="static">smiling</text:span><text:span text:style-name="static"><text:span text:style-name="T38">.</text:span></text:span><text:span text:style-name="cursor">|</text:span><text:span text:style-name="cursor"><text:span text:style-name="T38"> </text:span></text:span><text:span text:style-name="narration"><text:span text:style-name="T33">--&gt; node(type=can_be, parameters=(type=person, adjective=smiling))</text:span></text:span></text:p>
      <text:p text:style-name="P34"><text:span text:style-name="static"><text:span text:style-name="T32"><text:s text:c="5"/></text:span></text:span><text:span text:style-name="static"><text:span text:style-name="T27">r</text:span></text:span><text:span text:style-name="static"><text:span text:style-name="T9">epeat with</text:span></text:span><text:span text:style-name="edit"><text:span text:style-name="T22"> </text:span></text:span><text:span text:style-name="static"><text:span text:style-name="T9">associate</text:span></text:span><text:span text:style-name="placeholder"><text:span text:style-name="T26"> </text:span></text:span><text:span text:style-name="static"><text:span text:style-name="T9">running through </text:span></text:span><text:span text:style-name="static"><text:span text:style-name="T27">every </text:span></text:span><text:span text:style-name="static"><text:span text:style-name="T31">chatty spiffy not grumpy </text:span></text:span><text:span text:style-name="static">smiling</text:span><text:span text:style-name="static"><text:span text:style-name="T37"> </text:span></text:span><text:span text:style-name="static">person</text:span><text:span text:style-name="static"><text:span text:style-name="T9">:</text:span></text:span></text:p>
      <text:p text:style-name="P39"><text:span text:style-name="narration"><text:span text:style-name="T33"><text:s text:c="5"/>--&gt; repeat(item_name='associate', items=</text:span></text:span></text:p>
      <text:p text:style-name="P39"><text:span text:style-name="menu"><text:span text:style-name="T2"/></text:span></text:p>
      <text:p text:style-name="P37"><text:span text:style-name="menu"><text:span text:style-name="T1"/></text:span></text:p>
      <text:p text:style-name="P37"><text:span text:style-name="menu"><text:span text:style-name="T1"/></text:span></text:p>
      <text:p text:style-name="P21"><text:span text:style-name="menu"><text:span text:style-name="T8"/></text:span></text:p>
      <text:p text:style-name="P21"><text:span text:style-name="menu"><text:span text:style-name="T8"/></text:span></text:p>
      <text:p text:style-name="P21"><text:span text:style-name="menu"><text:span text:style-name="T8"/></text:span></text:p>
      <text:p text:style-name="P21"><text:span text:style-name="menu"><text:span text:style-name="T8">print every number between</text:span></text:span></text:p>
      <text:p text:style-name="P21"><text:span text:style-name="menu"><text:span text:style-name="T27"><text:s text:c="43"/></text:span></text:span></text:p>
      <text:p text:style-name="P21"><text:span text:style-name="menu"><text:span text:style-name="T8"/></text:span></text:p>
      <text:p text:style-name="P21"><text:span text:style-name="user_20_input"><text:span text:style-name="T7"/></text:span></text:p>
      <text:p text:style-name="P20"><text:span text:style-name="placeholder"><text:span text:style-name="T4"/></text:span></text:p>
      <text:p text:style-name="P30"><text:span text:style-name="user_20_input"><text:span text:style-name="T9"/></text:span></text:p>
      <text:p text:style-name="P3"><text:span text:style-name="edit"><text:span text:style-name="T22">running through every chatty not grumpy spiffy person begin;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lwgMono1" svg:font-family="TlwgMono" style:font-pitch="fixed"/>
    <style:font-face style:name="TlwgMono" svg:font-family="TlwgMono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Droid Sans Mono1" svg:font-family="'Droid Sans Mono'" style:font-family-generic="swiss" style:font-pitch="fixed"/>
    <style:font-face style:name="Droid Sans Mono" svg:font-family="'Droid Sans Mono'" style:font-adornments="Regular" style:font-family-generic="swiss" style:font-pitch="fixed"/>
    <style:font-face style:name="Droid Serif" svg:font-family="'Droid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ff00" style:font-name="TlwgMono" fo:font-weight="normal" style:font-size-asian="10.5pt"/>
    </style:style>
    <style:style style:name="Heading" style:family="paragraph" style:hidden="true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hidden="true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hidden="true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aceholder" style:family="paragraph" style:parent-style-name="Standard" style:class="extra" style:master-page-name="">
      <style:paragraph-properties style:page-number="auto" fo:background-color="#000000" style:shadow="none">
        <style:tab-stops/>
        <style:background-image/>
      </style:paragraph-properties>
      <style:text-properties fo:color="#666666" style:font-name="TlwgMono1" fo:font-weight="normal" style:font-size-asian="10.5pt"/>
    </style:style>
    <style:style style:name="Addressee" style:family="paragraph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0.3937in" fo:margin-right="0in" fo:text-indent="0in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hidden="true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Quotations" style:family="paragraph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ender" style:family="paragraph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hidden="true" style:parent-style-name="Text_20_body" style:class="text">
      <style:paragraph-properties fo:margin-left="0in" fo:margin-right="0in" fo:text-indent="0.1965in" style:auto-text-indent="false"/>
    </style:style>
    <style:style style:name="Frame_20_contents" style:display-name="Frame contents" style:family="paragraph" style:hidden="true" style:parent-style-name="Text_20_body" style:class="extra"/>
    <style:style style:name="Hanging_20_indent" style:display-name="Hanging indent" style:family="paragraph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1965in" fo:margin-right="0in" fo:text-indent="0in" style:auto-text-indent="false"/>
    </style:style>
    <style:style style:name="Heading_20_4" style:display-name="Heading 4" style:family="paragraph" style:hidden="true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aption_20_characters" style:display-name="Caption characters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 style:hidden="true">
      <style:text-properties style:font-name="OpenSymbol" style:font-name-asian="OpenSymbol" style:font-name-complex="OpenSymbol"/>
    </style:style>
    <style:style style:name="Definition" style:family="text" style:hidden="true"/>
    <style:style style:name="Drop_20_Caps" style:display-name="Drop Caps" style:family="text" style:hidden="true"/>
    <style:style style:name="Emphasis" style:family="text" style:hidden="true">
      <style:text-properties fo:font-style="italic" style:font-style-asian="italic" style:font-style-complex="italic"/>
    </style:style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style:font-name-asian="DejaVu Sans Mono" style:font-name-complex="Lohit Hindi2"/>
    </style:style>
    <style:style style:name="placeholder" style:family="text">
      <style:text-properties fo:color="#808080" style:font-name="Droid Sans Mono" fo:font-weight="normal" officeooo:rsid="000450b6" style:font-size-asian="10.5pt"/>
    </style:style>
    <style:style style:name="edit" style:family="text" style:parent-style-name="placeholder">
      <style:text-properties fo:color="#0047ff" style:font-name="Droid Sans Mono" fo:font-weight="normal" officeooo:rsid="000450b6" style:font-size-asian="10.5pt"/>
    </style:style>
    <style:style style:name="user_20_input" style:display-name="user input" style:family="text">
      <style:text-properties fo:font-variant="normal" fo:text-transform="none" fo:color="#ff00ff" style:font-name="Droid Sans Mono" fo:letter-spacing="normal" fo:font-weight="normal" officeooo:rsid="000450b6" style:font-size-asian="10.5pt"/>
    </style:style>
    <style:style style:name="cursor" style:family="text">
      <style:text-properties fo:color="#ffffff" style:font-name="Liberation Sans Narrow" fo:font-weight="normal" officeooo:rsid="000450b6" fo:background-color="transparent" style:font-size-asian="10.5pt"/>
    </style:style>
    <style:style style:name="menu" style:family="text">
      <style:text-properties fo:color="#94bd5e" style:font-name="Droid Sans Mono" fo:font-weight="normal" officeooo:rsid="000450b6" style:font-size-asian="10.5pt"/>
    </style:style>
    <style:style style:name="menu_20_selected" style:display-name="menu selected" style:family="text" style:parent-style-name="menu">
      <style:text-properties fo:color="#ff420e" style:font-name="Droid Sans Mono" fo:font-weight="normal" officeooo:rsid="000450b6" style:font-size-asian="10.5pt"/>
    </style:style>
    <style:style style:name="static" style:family="text">
      <style:text-properties fo:color="#00ff00" style:font-name="Droid Sans Mono" fo:font-weight="normal" officeooo:rsid="0008d16b" style:font-size-asian="10.5pt"/>
    </style:style>
    <style:style style:name="narration" style:family="text" style:parent-style-name="user_20_input">
      <style:text-properties fo:font-variant="normal" fo:text-transform="none" fo:color="#ffd320" style:font-name="Droid Sans Mono" fo:letter-spacing="normal" fo:font-weight="normal" officeooo:rsid="000bc1d4" style:font-size-asian="10.5pt"/>
    </style:style>
    <style:style style:name="divisor" style:family="text">
      <style:text-properties fo:color="#ffffff" style:font-name="Droid Serif" fo:font-weight="normal" officeooo:rsid="001c58e4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000000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ok </meta:initial-creator>
    <meta:creation-date>2013-09-02T20:04:23</meta:creation-date>
    <dc:date>2013-09-03T03:38:39</dc:date>
    <dc:creator>kook </dc:creator>
    <meta:editing-duration>PT5H47M19S</meta:editing-duration>
    <meta:editing-cycles>18</meta:editing-cycles>
    <meta:generator>LibreOffice/4.0.2.2$Linux_x86 LibreOffice_project/400m0$Build-2</meta:generator>
    <meta:document-statistic meta:table-count="0" meta:image-count="0" meta:object-count="0" meta:page-count="1" meta:paragraph-count="185" meta:word-count="546" meta:character-count="6628" meta:non-whitespace-character-count="3199"/>
  </office:meta>
</office:document-meta>
</file>